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RCAYA RAMIREZ, MARCOS ANTON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C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RCAYA RAMIREZ, MARCOS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4870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3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39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9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BLANCA JUAREZ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1:24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